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44pt" officeooo:rsid="0002732b" officeooo:paragraph-rsid="0002732b" style:font-size-asian="44pt" style:font-size-complex="44pt"/>
    </style:style>
    <style:style style:name="P2" style:family="paragraph" style:parent-style-name="Standard" style:master-page-name="First_20_Page">
      <style:paragraph-properties fo:text-align="center" style:justify-single-word="false" style:page-number="auto"/>
      <style:text-properties fo:font-size="44pt" officeooo:rsid="0002732b" officeooo:paragraph-rsid="0002732b" style:font-size-asian="44pt" style:font-size-complex="44pt"/>
    </style:style>
    <style:style style:name="P3" style:family="paragraph" style:parent-style-name="Text_20_body">
      <style:text-properties officeooo:paragraph-rsid="0002cc7d"/>
    </style:style>
    <style:style style:name="P4" style:family="paragraph" style:parent-style-name="Text_20_body">
      <style:text-properties officeooo:rsid="000490f2" officeooo:paragraph-rsid="000490f2"/>
    </style:style>
    <style:style style:name="P5" style:family="paragraph" style:parent-style-name="Text_20_body">
      <style:text-properties officeooo:rsid="000490f2" officeooo:paragraph-rsid="0005eb9d"/>
    </style:style>
    <style:style style:name="P6" style:family="paragraph" style:parent-style-name="Text_20_body">
      <style:text-properties officeooo:rsid="000490f2" officeooo:paragraph-rsid="0006d8ca"/>
    </style:style>
    <style:style style:name="P7" style:family="paragraph" style:parent-style-name="Heading_20_1">
      <style:text-properties officeooo:rsid="0002cc7d" officeooo:paragraph-rsid="0002cc7d"/>
    </style:style>
    <style:style style:name="P8" style:family="paragraph" style:parent-style-name="Footer">
      <style:paragraph-properties fo:text-align="end" style:justify-single-word="false"/>
      <style:text-properties officeooo:rsid="0002732b" officeooo:paragraph-rsid="0002732b"/>
    </style:style>
    <style:style style:name="T1" style:family="text">
      <style:text-properties officeooo:rsid="0005eb9d"/>
    </style:style>
    <style:style style:name="T2" style:family="text">
      <style:text-properties officeooo:rsid="00088d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Title">Projet de fin d'année </text:p>
      <text:p text:style-name="Title">Informatique et Sciences du Numérique </text:p>
      <text:p text:style-name="Title">2015-2016</text:p>
      <text:p text:style-name="P1"><text:s/></text:p>
      <text:p text:style-name="Subtitle">Robots contrôlés par smartpho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 text:outline-level="1"><text:soft-page-break/>Analyse</text:h>
      <text:p text:style-name="P4"><text:tab/>L'objectif de notre projet est de réaliser de petits robots contrôlés avec un smartphone. Le but de ces robots seraient de viser une cible située sur l'autre robot avec un laser. </text:p>
      <text:p text:style-name="P4"><text:tab/>Les critères importants sont que les robots soient fonctionnels, contrôlés par un smartphone et qu'ils puissent envoyer et recevoir un signal laser, une attaque.</text:p>
      <text:p text:style-name="P6"><text:tab/><text:span text:style-name="T1">Afin de réaliser ce projet, il nous faut des connaissances en Arduino, en Java ou en Processing pour l’application, en JavaScript et Node pour la page Web et le serveur, et un petit peu de connaissances en mécanique et en électronique pour la réalisation.</text:span></text:p>
      <text:p text:style-name="P4"><text:tab/>Les différentes solutions envisagées, à décider ensuite en fonction du coût et de la faisabilité technique et logiciel. Pour contrôler le robot, nous utiliserons une carte Arduino, disponible par le lycée ou moyens personnels. Pour le contrôle une conne<text:span text:style-name="T1">x</text:span>ion Bluetooth ou wi-fi <text:span text:style-name="T1">et une application utilisant le gyroscope.</text:span> <text:span text:style-name="T1">Si la solution Bluetooth est retenu, il y aura une application Android avec gestion du gyroscope et connexion direct sur le robot. Si la solution wi-fi est retenu, il y aura un serveur pour récupérer les informations du gyroscope a partir d'une page web ensuite envoyé sur l'Arduino.</text:span></text:p>
      <text:p text:style-name="P5"><text:tab/></text:p>
      <text:h text:style-name="P7" text:outline-level="1">Stratégie</text:h>
      <text:p text:style-name="P3"><text:tab/></text:p>
      <text:p text:style-name="P3"><text:tab/><text:span text:style-name="T2">Nous avons et nous continuons à réfléchir sur les différentes solutions techniques et logiciels qui seront utilisés par la suite pour réaliser le projet et répondre à toutes nos attentes</text:span></text:p>
      <text:p text:style-name="P3"><text:tab/><text:span text:style-name="T1">Nous avons créé </text:span><text:a xlink:type="simple" xlink:href="https://github.com/tristanplouz/Projet_ISN" text:style-name="Internet_20_link" text:visited-style-name="Visited_20_Internet_20_Link"><text:span text:style-name="T1">un dépôt Git sur Github</text:span></text:a><text:span text:style-name="T1"> pour réunir tout le code, la documentation et les travaux à rendre. Nous verrons ensuite quelle solution est la plus adaptée pour le projet, une connexion Bluetooth ou wi-fi. Ensuite nous nous chargerons de développer l'application Android ou la page web et le serveur. Il faudra développé le code du robot et aussi le réaliser physiquement.</text:span></text:p>
      <text:p text:style-name="P3"><text:tab/><text:span text:style-name="T1">Nous pensons avoir besoin de matériels comme des cartes Arduinos, des shields (Bluetooth ou wi-fi), des moteurs, des lasers, des photorésistances, du bois, et d'autres petits matériels.</text:span></text:p>
      <text:p text:style-name="P3"><text:tab/><text:span text:style-name="T1">Au niveau réalisation logiciel, si nous réalisons une application Android on utilisera Android Studio ou Processing en mode Android.</text:span></text:p>
      <text:p text:style-name="P3"><text:tab/></text:p>
      <text:p text:style-name="P3"><text:tab/><text:span text:style-name="T1">Nous devons commencé le plus rapidement possible afin d'avoir le temps de réaliser tout car il y aura pas mal de chose à faire mais aussi afin de réaliser les commandes nécessaires au projet.</text:span></text:p>
      <text:p text:style-name="P3"><text:tab/><text:span text:style-name="T1">Nous aurons ensuite tout une phase de test afin de contrôler si les robots correspondent à nos envies et atten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76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2732b" officeooo:paragraph-rsid="0002732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Corentin LUCAS – Tristan DRUSSEL – TS1 Vauban 2016</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stan </meta:initial-creator>
    <meta:creation-date>2016-02-28T11:04:42.341873877</meta:creation-date>
    <dc:date>2016-02-28T11:55:20.897617045</dc:date>
    <dc:creator>Tristan </dc:creator>
    <meta:editing-duration>PT12M50S</meta:editing-duration>
    <meta:editing-cycles>5</meta:editing-cycles>
    <meta:generator>LibreOffice/4.4.6.3$Linux_x86 LibreOffice_project/e8938fd3328e95dcf59dd64e7facd2c7d67c704d</meta:generator>
    <meta:document-statistic meta:table-count="0" meta:image-count="0" meta:object-count="0" meta:page-count="2" meta:paragraph-count="21" meta:word-count="412" meta:character-count="2567" meta:non-whitespace-character-count="2153"/>
  </office:meta>
</office:document-meta>
</file>